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E9000003DDB2BDA6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4.001cm" fo:min-width="7.008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textarea-horizontal-align="justify" draw:textarea-vertical-align="middle" draw:auto-grow-height="false" fo:min-height="4.001cm" fo:min-width="6.127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566cm" svg:x="0.045cm" svg:y="0.047cm">
          <draw:image xlink:href="Pictures/10000001000007E9000003DDB2BDA64E.png" xlink:type="simple" xlink:show="embed" xlink:actuate="onLoad" draw:mime-type="image/png">
            <text:p/>
          </draw:image>
        </draw:frame>
        <draw:custom-shape draw:style-name="gr2" draw:text-style-name="P2" draw:layer="layout" svg:width="10.69cm" svg:height="6.085cm" svg:x="-1.20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9.443cm" svg:height="6.085cm" svg:x="10.542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58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6:42:27.075850850</meta:creation-date>
    <dc:date>2025-11-03T16:57:26.434035866</dc:date>
    <meta:editing-duration>PT14M59S</meta:editing-duration>
    <meta:editing-cycles>2</meta:editing-cycles>
    <meta:generator>LibreOffice/24.2.7.2$Linux_X86_64 LibreOffice_project/420$Build-2</meta:generator>
    <meta:document-statistic meta:object-count="3"/>
  </office:meta>
</office:document-meta>
</file>